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9" style:family="paragraph" style:parent-style-name="Title" style:master-page-name="Standard">
      <style:paragraph-properties fo:text-align="center" style:justify-single-word="false" style:page-number="1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Subtitle">
      <style:paragraph-properties fo:text-align="center" style:justify-single-word="fals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7sgjyqkyzorm"/>Respostas dos Exercícios do Livro Introdução à Lógica Matemática para Alunos de Computação</text:p>
      <text:p text:style-name="P11"><text:bookmark text:name="_v1cypc7ww6lv"/>Um trabalho colaborativo feito por:</text:p>
      <text:p text:style-name="P1"/>
      <text:p text:style-name="P1"/>
      <text:p text:style-name="P1"/>
      <text:p text:style-name="P1"/>
      <text:p text:style-name="P10"><text:bookmark text:name="_qbqulbf8h06j"/>Heitor Lima Peixo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Serra</text:p>
      <text:p text:style-name="P1">2024</text:p>
      <text:p text:style-name="Heading_20_3"><text:bookmark text:name="_e2bilkk87uuq"/><text:span text:style-name="T1">Capítulo 1:</text:span></text:p>
      <text:p text:style-name="Heading_20_2"><text:bookmark text:name="_uv55ljbk5vew"/><text:span text:style-name="T1">Introdução</text:span></text:p>
      <text:p text:style-name="Standard">&lt;TODO: Exercicios 1.1 até 1.10&gt;</text:p>
      <text:p text:style-name="Heading_20_3"><text:bookmark text:name="_14irjnbtli7l"/><text:span text:style-name="T1">Capítulo 2:</text:span></text:p>
      <text:p text:style-name="Heading_20_2"><text:bookmark text:name="_tbrat5hsnh0q"/><text:span text:style-name="T1">Fundamentos de Teoria dos Conjuntos</text:span></text:p>
      <text:p text:style-name="Standard"/>
      <text:p text:style-name="Standard"><text:span text:style-name="T1"><text:s/>Exercício 2.1 </text:span></text:p>
      <text:p text:style-name="P2"/>
      <text:list xml:id="list499147346" text:style-name="WWNum2">
        <text:list-item>
          <text:p text:style-name="P3">True</text:p>
        </text:list-item>
        <text:list-item>
          <text:p text:style-name="P3">True</text:p>
        </text:list-item>
        <text:list-item>
          <text:p text:style-name="P3">False</text:p>
        </text:list-item>
        <text:list-item>
          <text:p text:style-name="P3">False</text:p>
        </text:list-item>
        <text:list-item>
          <text:p text:style-name="P3">True</text:p>
        </text:list-item>
        <text:list-item>
          <text:p text:style-name="P3"><text:soft-page-break/>True <text:s/></text:p>
        </text:list-item>
        <text:list-item>
          <text:p text:style-name="P3">True <text:s/></text:p>
        </text:list-item>
        <text:list-item>
          <text:p text:style-name="P3">False </text:p>
        </text:list-item>
        <text:list-item>
          <text:p text:style-name="P3">True <text:s/></text:p>
        </text:list-item>
        <text:list-item>
          <text:p text:style-name="P3">True </text:p>
        </text:list-item>
        <text:list-item>
          <text:p text:style-name="P3">False</text:p>
        </text:list-item>
        <text:list-item>
          <text:p text:style-name="P3">True </text:p>
        </text:list-item>
        <text:list-item>
          <text:p text:style-name="P3">True </text:p>
        </text:list-item>
        <text:list-item>
          <text:p text:style-name="P3">True </text:p>
        </text:list-item>
      </text:list>
      <text:p text:style-name="P2"/>
      <text:p text:style-name="P5"><text:span text:style-name="T1"><text:s/>Exercício 2.2 </text:span></text:p>
      <text:p text:style-name="P7"/>
      <text:list xml:id="list2208420702" text:style-name="WWNum1">
        <text:list-item>
          <text:p text:style-name="P4">{2}</text:p>
        </text:list-item>
        <text:list-item>
          <text:p text:style-name="P4">{1}</text:p>
        </text:list-item>
        <text:list-item>
          <text:p text:style-name="P4">∅</text:p>
        </text:list-item>
        <text:list-item>
          <text:p text:style-name="P4">{3, 4, 'b', 'a', {1, 'a'}, 'e', {1}, 'f'}</text:p>
        </text:list-item>
        <text:list-item>
          <text:p text:style-name="P4">{2}</text:p>
        </text:list-item>
        <text:list-item>
          <text:p text:style-name="P4">{2, 3, 4, 'b', 'a'}</text:p>
        </text:list-item>
        <text:list-item>
          <text:p text:style-name="P4">{'c', 1, 2, 'd'}</text:p>
        </text:list-item>
        <text:list-item>
          <text:p text:style-name="P4">{1}</text:p>
        </text:list-item>
        <text:list-item>
          <text:p text:style-name="P4">{2}</text:p>
        </text:list-item>
        <text:list-item>
          <text:p text:style-name="P4">{'c', 1, 2, 3, 4, 'b', 'a', {1, 'a'}, 'e', {1}, 'd', 'f'}</text:p>
        </text:list-item>
      </text:list>
      <text:p text:style-name="P8"/>
      <text:p text:style-name="Standard">&lt;TODO: Exercicios 2.1 até 2.16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7" meta:word-count="122" meta:character-count="586" meta:non-whitespace-character-count="510"/>
    <meta:generator>LibreOfficeDev/6.0.5.2$Linux_X86_64 LibreOffice_project/</meta:generator>
  </office:meta>
</office:document-meta>
</file>